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t ©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sledek</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e nastavení s možnostmi</text:p>
            </table:table-cell>
          </table:table-row>
          <table:table-row table:style-name="Table2.1">
            <table:table-cell table:style-name="Table2.A2" office:value-type="string">
              <text:p text:style-name="P57">Kliknutí pravým tlačítkem</text:p>
            </table:table-cell>
            <table:table-cell table:style-name="Table2.A2" office:value-type="string">
              <text:p text:style-name="P57">Control + kliknut a/nebo klik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i s další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 + ⌘ + F5</text:span></text:p>
            </table:table-cell>
            <table:table-cell table:style-name="Table2.A2" office:value-type="string">
              <text:p text:style-name="P57">Otevře s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 + 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program pro zpracování textu)<text:tab/>5</text:a></text:p>
            <text:p text:style-name="P83"><text:a xlink:type="simple" xlink:href="#__RefHeading__22009_697337876" text:style-name="Index_20_Link" text:visited-style-name="Index_20_Link">Calc (tabulkový kalkulátor)<text:tab/>5</text:a></text:p>
            <text:p text:style-name="P83"><text:a xlink:type="simple" xlink:href="#__RefHeading__22011_697337876" text:style-name="Index_20_Link" text:visited-style-name="Index_20_Link">Impress (program na tvorbu prezentací)<text:tab/>5</text:a></text:p>
            <text:p text:style-name="P83"><text:a xlink:type="simple" xlink:href="#__RefHeading__22013_697337876" text:style-name="Index_20_Link" text:visited-style-name="Index_20_Link">Draw (program na kreslení vektorové grafiky)<text:tab/>5</text:a></text:p>
            <text:p text:style-name="P83"><text:a xlink:type="simple" xlink:href="#__RefHeading__22015_697337876" text:style-name="Index_20_Link" text:visited-style-name="Index_20_Link">Base (databázový program)<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Hlavní 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ování a skrývání nástrojových lišt<text:tab/>9</text:a></text:p>
            <text:p text:style-name="P82"><text:a xlink:type="simple" xlink:href="#__RefHeading__1972_1098315447" text:style-name="Index_20_Link" text:visited-style-name="Index_20_Link">Podnabídky a palety nástroje<text:tab/>10</text:a></text:p>
            <text:p text:style-name="P82"><text:a xlink:type="simple" xlink:href="#__RefHeading__2643_161909" text:style-name="Index_20_Link" text:visited-style-name="Index_20_Link">Přesouvání nástrojových lišt<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ení nástrojových lišt<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é servery<text:tab/>17</text:a></text:p>
            <text:p text:style-name="P84"><text:soft-page-break/><text:a xlink:type="simple" xlink:href="#__RefHeading__22089_697337876" text:style-name="Index_20_Link" text:visited-style-name="Index_20_Link">Použití Navigátoru<text:tab/>19</text:a></text:p>
            <text:p text:style-name="P84"><text:a xlink:type="simple" xlink:href="#__RefHeading__22091_697337876" text:style-name="Index_20_Link" text:visited-style-name="Index_20_Link">Vracení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programu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modul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text:span text:style-name="T86">5</text:span>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 <text:span text:style-name="T38">mnoha</text:span> formátech včetně formátů PNG, <text:span text:style-name="T86">GIF, JPEG, BMP, TIFF, SVG, </text:span>HTML a PDF.</text:p>
      <text:h text:style-name="Heading_20_2" text:outline-level="2"><text:bookmark-start text:name="__RefHeading__22015_697337876"/>Base (databázový program)<text:bookmark-end text:name="__RefHeading__22015_697337876"/></text:h>
      <text:p text:style-name="P40">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obsahuje dva databázové stroje, HSQLDB a <text:span text:style-name="T86">Firebird</text:span>.  Může však použít i PostgreSQL, dBASE, Microsoft Access, MySQL, Oracle nebo jinou databázi komunikující přes ODBC nebo JDBC. Program Bas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Programy balíku LibreOffice jsou navzájem velmi dobře propojeny.</text:p>
        </text:list-item>
      </text:list>
      <text:list xml:id="list3512215633" text:style-name="List_20_2">
        <text:list-item>
          <text:p text:style-name="P102">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Obvykle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č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n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I když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bitová nebo 64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j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LibreOffice spustím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jak to udělat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Zde si také můžeme <text:soft-page-break/><text:span text:style-name="T33">zvolit,</text:span> zda chceme otevřít existující soubor nebo šablonu. <text:span text:style-name="T76">Miniatury na úvodní obrazovce zahrnují ikonu zobrazující typ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neme na název dokumentu formátu ODF na ploše, nebo ve správci souborů, například v programu Průzkumník Windows nebo Finder v <text:span text:style-name="T31">macOS</text:span>. Automaticky se spustí příslušný program balíku a dokument se do něho načte.</text:p>
      <text:p text:style-name="P36">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nemáme-li jeho typy souborů asociovány s LibreOffice, stačí poklepat na následující typy souborů pro otevření balíkem LibreOffice:</text:p>
      <text:list xml:id="list102221186052992" text:continue-list="list102220499513280"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program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Hlavní 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íže nabídka pro Writer:</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program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Chceme-li jej zapnout, povolíme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D</text:span><text:span text:style-name="T44">alší varianty zahrnují </text:span><text:span text:style-name="T16">K</text:span><text:span text:style-name="T17">ompaktní karty a </text:span><text:span text:style-name="T38">skupiny</text:span><text:span text:style-name="T17">, obojí přístupné z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8">Pro zavření nástrojové lišty zvolíme <text:span text:style-name="Strong_20_Emphasis">Zobrazit &gt; Nástrojové lišty</text:span> v hlavní nabídce, a poté zrušíme zaškrtnutí nástrojové lišty, nebo klepneme pravým tlačítkem myši do prázdného místa mezi ikonami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e<text:bookmark-end text:name="__RefHeading__1972_1098315447"/></text:h>
      <text:p text:style-name="Text_20_body">Ikony na nástrojových lištách, u nichž se na pravé straně nachází trojúhelníček, zobrazí podnabídky, palety nástrojů a jiné možnosti pro výběr položek, které souvisejí s ikonou.</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ení nástrojových lišt<text:bookmark-end text:name="__RefHeading__2242_1986025576"/></text:h>
      <text:p text:style-name="P51">Nástrojové lišty je možné přizpůsobit několika způsoby, a to včetně výběru zobrazovaných ikon nebo uzamčení umístění ukotvené lišty. Můžeme také přidat ikony a vytvořit nové lišty, jak je popsáno v kapitole 14 Přizpůsobení LibreOffice. Pokud chceme zobrazit možnosti pro přizpůsobení lišty, klepneme pravým tlačítkem na prázdné místo mezi ikonami na liště, čímž otevřeme místní nabídku, jejíž položky jsou následující:</text:p>
      <text:list xml:id="list102222411746694" text:continue-list="list102221186052992" text:style-name="List_20_1">
        <text:list-item>
          <text:p text:style-name="List_20_1">Chceme-li zobrazit nebo skrýt ikony určené pro vybranou lištu, <text:span text:style-name="T25">klepneme na</text:span> <text:span text:style-name="Strong_20_Emphasis">Viditelná tlačítka</text:span>. Viditelnost ikon je v závislosti na operačním systému označena buď ohraničením ikony (obrázek <text:sequence-ref text:reference-format="value" text:ref-name="refFigure3">4</text:sequence-ref>), nebo znakem zaškrtnutí vedle ikony. Vybereme nebo zrušíme výběr ikon, čímž se na liště zobrazí, nebo skryjí.</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ikon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Další informace se nacház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Zamknout umístění lišty</text:span> uzamkneme ukotvenou lištu na jejím místě.</text:p>
        </text:list-item>
        <text:list-item>
          <text:p text:style-name="P115">Klepnutím na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iknutím na toto tlačítko otevřeme dialogové okno Přejít na stránku. Další použití tohoto pole závisí na program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obrázek <text:sequence-ref text:reference-format="value" text:ref-name="refFigure6">7</text:sequence-ref>) na pravé straně pracovního prostoru programů Writer, Calc, Impress a Draw.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programu Writer</text:p></draw:text-box></draw:frame></text:p>
      <text:p text:style-name="P5">Všechny <text:span text:style-name="T86">čtyři </text:span>programy obsahují karty Vlastnosti, Styly a formátování, Galerie a Navigátor. programy obsahují karty Vlastnosti, Styly a formátování, Galerie a Navigátor, například <text:span text:style-name="T86">Stránka ve Writeru; </text:span>Předloha <text:span text:style-name="T38">stránky</text:span>, Vlastní animace a Přechod mezi snímky v programu Impress; <text:span text:style-name="T38">Tvary</text:span> v <text:span text:style-name="T38">Draw</text:span>; a Funkce v program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ostranní lišta mají mnoho společných funkcí. Například tlačítka pro tučný text se nacházejí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klepneme na ikonu <text:span text:style-name="Strong_20_Emphasis">Nový</text:span> na nástrojové liště Standardní. V novém okně se otevře nový dokument stejného typu, jako je otevřený dokument. Pokud je například otevřený a aktivní program Calc, vytvoří se nový sešit. Ikona <text:span text:style-name="Strong_20_Emphasis">Nový</text:span> se mění v závislosti na tom, jaký program LibreOffice je otevřen.</text:p>
        </text:list-item>
        <text:list-item>
          <text:p text:style-name="P115">Pokud je v LibreOffice již otevřen nějaký dokument, klepneme na trojúhelníček napravo od ikony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Zvolíme <text:span text:style-name="Strong_20_Emphasis">Soubor &gt; Otevřít</text:span> nebo <text:span text:style-name="Strong_20_Emphasis">Soubor &gt; Otevřít vzdálený</text:span> v hlavní nabídce, čímž otevřeme <text:span text:style-name="T89">dialogové okno O</text:span>tevřít.</text:p>
        </text:list-item>
        <text:list-item>
          <text:p text:style-name="P117">Použijeme klávesovou zkratku <text:span text:style-name="Keystroke">Ctrl+O</text:span>, čímž otevřeme dialogové okno Otevřít.</text:p>
        </text:list-item>
        <text:list-item>
          <text:p text:style-name="P109">Pokud je již nějaký dokument otevřen, klepneme na ikonu <text:span text:style-name="Strong_20_Emphasis">Otevřít</text:span> na nástrojové liště Standardní a vybereme požadovaný soubor ze seznamu v dialogovém okně Otevřít.</text:p>
        </text:list-item>
        <text:list-item>
          <text:p text:style-name="P110">Klepneme na trojúhelníček napravo od ikony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e v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ho menu zvolíme <text:span text:style-name="Strong_20_Emphasis">Soubor &gt; Uložit</text:span>.</text:p>
        </text:list-item>
        <text:list-item>
          <text:p text:style-name="P111">Použijeme klávesovou zkratku <text:span text:style-name="Keystroke">Ctrl+S</text:span>.</text:p>
        </text:list-item>
        <text:list-item>
          <text:p text:style-name="P111">Klepneme na ikonu <text:span text:style-name="Strong_20_Emphasis">Uložit</text:span> na nástrojové liště Standardní.</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Shift+S</text:span>.</text:p>
        </text:list-item>
        <text:list-item>
          <text:p text:style-name="P112">Z hlavního menu zvolíme <text:span text:style-name="Strong_20_Emphasis">File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V LibreOffice je možné automaticky ukládat soubory, jedná se o součást Automatického obnovení.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Klepneme na <text:span text:style-name="Strong_20_Emphasis">OK</text:span>.</text:p>
        </text:list-item>
      </text:list>
      <text:h text:style-name="P89" text:outline-level="1"><text:bookmark-start text:name="__RefHeading___Toc24066_687030175"/>Otevření a uložení souborů na vzdálené servery<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p text:style-name="P12"><text:soft-page-break/>Pro povolení spojení se vzdáleným serverem, použijeme jedné z následujících možností:</text:p>
      <text:list xml:id="list102221938728644" text:continue-list="list102221621035910" text:style-name="List_20_1">
        <text:list-item>
          <text:p text:style-name="List_20_1">Klepneme na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klepneme na tlačítko <text:span text:style-name="Strong_20_Emphasis"><text:span text:style-name="T47">Spravovat služby &gt;</text:span></text:span> <text:span text:style-name="Strong_20_Emphasis">Přidat službu</text:span> 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klepneme na <text:span text:style-name="Strong_20_Emphasis">OK</text:span>. Dialogové okno ztmavne, dokud není navázáno spojení se serverem. Pro přihlášení na server, se může zobrazit dialogové okno s žádostí o uživatelské jméno a heslo. Zadáme přihlašovací údaje.</text:p>
      <text:p text:style-name="P14">Dialogové okno Vzdálené soubory, (obrázek <text:sequence-ref text:reference-format="value" text:ref-name="refFigure11">12</text:sequence-ref>) které se pak objeví,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ití Navigátoru<text:bookmark-end text:name="__RefHeading__22089_697337876"/></text:h>
      <text:p text:style-name="Text_20_body">Navigátor zobrazuje seznam objektů v dokumentu podle kategorií. Například v programu Writer zobrazuje nadpisy, tabulky, <text:span text:style-name="T87">t</text:span>extové rámce, komentáře, <text:span text:style-name="T39">o</text:span>brázky, záložky a další položky, jak to znázorňuje obrázek <text:sequence-ref text:reference-format="value" text:ref-name="refFigure12">13</text:sequence-ref>. V programu Calc zase zobrazuje listy, <text:span text:style-name="T87">n</text:span>ázvy oblastí, databázové <text:span text:style-name="T87">o</text:span>blasti, <text:span text:style-name="T39">obrázky</text:span>, <text:span text:style-name="T87">k</text:span>resby a další položky. V programech Impress a Draw zobrazuje snímky, <text:span text:style-name="T39">stránky</text:span> a další položky.</text:p>
      <text:p text:style-name="P21">Chceme-li Navigátor otevřít, klepneme na ikonu <text:span text:style-name="Keystroke">Navigátor</text:span> na nástrojové liště Standardní, stiskneme klávesu <text:span text:style-name="Strong_20_Emphasis">F5</text:span> nebo zvolíme <text:span text:style-name="Strong_20_Emphasis">Zobrazit &gt; Navigátor</text:span> v hlavní nabídce, nebo klepneme na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olož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programech LibreOffice vybaven různými funkcemi. Ty jsou dále vysvětleny v příslušných příručkách pro jednotlivé program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Keystroke">Ctrl+Z,</text:span> nebo klepneme na ikonu <text:span text:style-name="Strong_20_Emphasis">Zpět</text:span> na nástrojové liště Standardní nebo v hlavní nabídce zvolíme <text:span text:style-name="Strong_20_Emphasis">Úpravy &gt; Zpět</text:span>. Kliknutím na trojúhelníček napravo od ikony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ikony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Shift+Y</text:span>. To může ušetřit několikanásobné kliknutí v nabídkách nebo klávesových zkratkách, zvláště když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v relaci úprav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te od posledního uložení provedli změny v souboru, zobrazí se potvrzovací dialogové okno, které vás upozorní, že <text:span text:style-name="T68">o</text:span>pětovné načtení zruší v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 <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okno pro změnu hesla. Je aktivní pouze pokud bylo nastaveno heslo souboru.</text:p>
        </text:list-item>
        <text:list-item>
          <text:p text:style-name="P127"><text:span text:style-name="Strong_20_Emphasis">Elektronické podpisy</text:span> – otevře dialogové okno Digitální podpisy, kde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yto obrázky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Strán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Klepneme na <text:span text:style-name="Strong_20_Emphasis">Odemknout</text:span> a zadáme správné heslo a tím uzamčení zrušíme.</text:p>
        </text:list-item>
      </text:list>
      <text:h text:style-name="P97" text:outline-level="2"><text:bookmark-start text:name="__RefHeading__8239_395850135"/>Písmo<text:bookmark-end text:name="__RefHeading__8239_395850135"/></text:h>
      <text:p text:style-name="P28">Pokud vybereme položku <text:span text:style-name="Strong_20_Emphasis">Vložit písma do dokumentu</text:span>, všechny písma použitá v <text:span text:style-name="T20">d</text:span><text:span text:style-name="T19">okumentu</text:span> se uloží do dokumentu <text:span text:style-name="T60">při ukládání</text:span>. To může být užitečné, pokud vytváříme PDF a chceme řídit, jak bude <text:span text:style-name="T60">d</text:span>okument vypadat v jiných počítačových systémech.</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X v záhlaví okna daného dokumentu. Toto X se může nacházet na pravé nebo levé straně lišty záhlaví.</text:p>
      <text:p text:style-name="P9">Pokud nebyly v dokumentu uloženy změny, zobrazí se okno se zprávou.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programu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X na liště záhlaví okna, LibreOffice se úplně zavře. <text:span text:style-name="T62">V</text:span> <text:span text:style-name="T62">m</text:span>ac<text:span text:style-name="T62">OS</text:span> použijeme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 systémech Windows a Linux - <text:span text:style-name="Keystroke">Ctrl+Q</text:span></text:p>
        </text:list-item>
        <text:list-item>
          <text:p text:style-name="P124">V systému macOS – <text:span text:style-name="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M</text:span>.</text:p>
        </text:list-item>
        <text:list-item>
          <text:p text:style-name="P129">LibreOffice spustíme z příkazové řádky s přepínačem <text:span text:style-name="Code">--safe-mode</text:span>.</text:p>
        </text:list-item>
        <text:list-item>
          <text:p text:style-name="P130"><text:span text:style-name="T82">P</text:span>ouze na Windows můžeme vybrat ze start menu položku <text:span text:style-name="Strong_20_Emphasis">LibreOffice (Nouzový režim)</text:span>.</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od shora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l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pokud má </text:span><text:span text:style-name="T41">uživatel</text:span><text:span text:style-name="T9"/><text:span text:style-name="T10"/><text:span text:style-name="T9"> odpovídající přístupová práva k systému.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v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y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t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